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11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57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line draw:style-name="gr1" draw:layer="layout" svg:x1="1.945cm" svg:y1="2.156cm" svg:x2="3.007cm" svg:y2="2.156cm">
          <text:p/>
        </draw:line>
        <draw:path draw:style-name="gr2" draw:layer="layout" svg:width="1.065cm" svg:height="1.065cm" svg:x="1.943cm" svg:y="1.671cm" svg:viewBox="0 0 1066 1066" svg:d="M1066 533c0 98-22 182-71 266-49 85-111 147-195 196-85 49-169 71-267 71s-182-22-266-71c-85-49-147-111-196-195-49-85-71-169-71-267s22-182 71-266c49-85 111-147 195-196 85-49 169-71 267-71 98 0 182 22 266 71 85 49 147 111 196 195 49 85 71 169 71 267z">
          <text:p/>
        </draw:path>
        <draw:frame draw:style-name="gr3" draw:layer="layout" svg:width="1.05cm" svg:height="0.639cm" svg:x="1.85cm" svg:y="0.7cm">
          <draw:text-box>
            <text:p text:style-name="P1"><text:span text:style-name="T1">ВКЛ. </text:span></text:p>
          </draw:text-box>
        </draw:frame>
        <draw:frame draw:style-name="gr3" draw:layer="layout" svg:width="1.26cm" svg:height="0.639cm" svg:x="0.5cm" svg:y="1.9cm">
          <draw:text-box>
            <text:p text:style-name="P1"><text:span text:style-name="T1">ОТКЛ. </text:span></text:p>
          </draw:text-box>
        </draw:frame>
        <draw:polygon draw:style-name="gr4" draw:layer="layout" svg:width="0.299cm" svg:height="1.198cm" svg:x="2.333cm" svg:y="1.601cm" svg:viewBox="0 0 300 1199" draw:points="0,1199 300,1199 300,0 0,0">
          <text:p/>
        </draw:polygon>
        <draw:polygon draw:style-name="gr2" draw:layer="layout" svg:width="0.299cm" svg:height="1.198cm" svg:x="2.333cm" svg:y="1.601cm" svg:viewBox="0 0 300 1199" draw:points="0,1199 300,1199 300,0 0,0">
          <text:p/>
        </draw:polygon>
        <draw:polygon draw:style-name="gr5" draw:layer="layout" svg:width="0.131cm" svg:height="0.397cm" svg:x="2.427cm" svg:y="1.649cm" svg:viewBox="0 0 132 398" draw:points="66,0 0,398 132,398">
          <text:p/>
        </draw:polygon>
        <draw:polygon draw:style-name="gr6" draw:layer="layout" svg:width="0.131cm" svg:height="0.397cm" svg:x="2.427cm" svg:y="1.649cm" svg:viewBox="0 0 132 398" draw:points="66,0 0,398 132,398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11" draw:display-name="Dash_11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1:02:37.281000000</meta:creation-date>
    <meta:editing-duration>PT24S</meta:editing-duration>
    <meta:editing-cycles>2</meta:editing-cycles>
    <meta:generator>LibreOffice/4.3.6.2$Windows_x86 LibreOffice_project/d50a87b2e514536ed401c18000dad4660b6a169e</meta:generator>
    <dc:date>2015-09-28T21:03:01.781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1:02:37.218000000"/>
  </office:meta>
</office:document-meta>
</file>